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8859" officeooo:paragraph-rsid="00068859"/>
    </style:style>
    <style:style style:name="P2" style:family="paragraph" style:parent-style-name="Standard">
      <style:paragraph-properties fo:text-align="start" style:justify-single-word="false"/>
      <style:text-properties officeooo:rsid="00068859" officeooo:paragraph-rsid="00068859"/>
    </style:style>
    <style:style style:name="P3" style:family="paragraph" style:parent-style-name="Standard" style:list-style-name="L6">
      <style:paragraph-properties fo:text-align="start" style:justify-single-word="false"/>
      <style:text-properties officeooo:rsid="00068859" officeooo:paragraph-rsid="00068859"/>
    </style:style>
    <style:style style:name="P4" style:family="paragraph" style:parent-style-name="Standard" style:list-style-name="L9">
      <style:paragraph-properties fo:text-align="start" style:justify-single-word="false"/>
      <style:text-properties officeooo:rsid="00068859" officeooo:paragraph-rsid="00068859"/>
    </style:style>
    <style:style style:name="P5" style:family="paragraph" style:parent-style-name="Standard" style:list-style-name="L10">
      <style:paragraph-properties fo:text-align="start" style:justify-single-word="false"/>
      <style:text-properties officeooo:rsid="00068859" officeooo:paragraph-rsid="00068859"/>
    </style:style>
    <style:style style:name="P6" style:family="paragraph" style:parent-style-name="Standard" style:list-style-name="L11">
      <style:paragraph-properties fo:text-align="start" style:justify-single-word="false"/>
      <style:text-properties officeooo:rsid="00068859" officeooo:paragraph-rsid="00068859"/>
    </style:style>
    <style:style style:name="P7" style:family="paragraph" style:parent-style-name="Standard" style:list-style-name="L4">
      <style:paragraph-properties fo:text-align="start" style:justify-single-word="false"/>
      <style:text-properties officeooo:paragraph-rsid="00068859"/>
    </style:style>
    <style:style style:name="P8" style:family="paragraph" style:parent-style-name="Standard">
      <style:paragraph-properties fo:text-align="start" style:justify-single-word="false"/>
      <style:text-properties officeooo:paragraph-rsid="00068859"/>
    </style:style>
    <style:style style:name="T1" style:family="text">
      <style:text-properties officeooo:rsid="00068859"/>
    </style:style>
    <style:style style:name="T2" style:family="text">
      <style:text-properties officeooo:rsid="00079c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s</text:p>
      <text:p text:style-name="P1"/>
      <text:list xml:id="list1239192239" text:style-name="L4">
        <text:list-item>
          <text:p text:style-name="P7"><text:span text:style-name="T1">Build the project</text:span></text:p>
        </text:list-item>
      </text:list>
      <text:list xml:id="list4170918344" text:style-name="L6">
        <text:list-item>
          <text:p text:style-name="P3">creating the folder</text:p>
        </text:list-item>
        <text:list-item>
          <text:p text:style-name="P3">adding files</text:p>
        </text:list-item>
        <text:list-item>
          <text:p text:style-name="P3">connecting files</text:p>
          <text:p text:style-name="P3"/>
        </text:list-item>
      </text:list>
      <text:p text:style-name="P8"><text:s text:c="6"/><text:span text:style-name="T1">2. <text:s/>Navbar</text:span></text:p>
      <text:list xml:id="list506103148" text:style-name="L9">
        <text:list-item>
          <text:p text:style-name="P4">2 links and a name </text:p>
        </text:list-item>
      </text:list>
      <text:p text:style-name="P2"/>
      <text:p text:style-name="P2"><text:s text:c="6"/>3. Portfolio item grid</text:p>
      <text:list xml:id="list4060282528" text:style-name="L10">
        <text:list-item>
          <text:p text:style-name="P5">images</text:p>
        </text:list-item>
        <text:list-item>
          <text:p text:style-name="P5">titles </text:p>
        </text:list-item>
        <text:list-item>
          <text:p text:style-name="P5">descriptions</text:p>
        </text:list-item>
        <text:list-item>
          <text:p text:style-name="P5">animations javascript</text:p>
        </text:list-item>
      </text:list>
      <text:p text:style-name="P2"><text:s text:c="5"/></text:p>
      <text:p text:style-name="P2"><text:s text:c="5"/>4. <text:s/>About <text:span text:style-name="T2">page</text:span></text:p>
      <text:list xml:id="list127823483" text:style-name="L11">
        <text:list-item>
          <text:p text:style-name="P6"/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49:15.063373915</meta:creation-date>
    <dc:date>2020-05-01T21:04:26.204620245</dc:date>
    <meta:editing-duration>PT3M1S</meta:editing-duration>
    <meta:editing-cycles>1</meta:editing-cycles>
    <meta:document-statistic meta:table-count="0" meta:image-count="0" meta:object-count="0" meta:page-count="1" meta:paragraph-count="16" meta:word-count="41" meta:character-count="214" meta:non-whitespace-character-count="171"/>
    <meta:generator>LibreOffice/6.0.7.3$Linux_X86_64 LibreOffice_project/00m0$Build-3</meta:generator>
  </office:meta>
</office:document-meta>
</file>